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8T13:02:29.81</meta:creation-date>
    <meta:document-statistic meta:table-count="0" meta:image-count="0" meta:object-count="0" meta:page-count="1" meta:paragraph-count="0" meta:word-count="0" meta:character-count="0"/>
    <dc:date>2010-06-18T13:03:56.26</dc:date>
    <meta:editing-duration>PT00H01M26S</meta:editing-duration>
    <meta:editing-cycles>1</meta:editing-cycles>
    <meta:generator>OpenOffice.org/3.2$Win32 OpenOffice.org_project/320m18$Build-9502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e900f900330006005a0014004700060091002d007c003d00a7000800ee0050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Sz38dhHEmQupQOBryHeD21ww2Bk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a8008900b9006600f100cc004c004f00a50041003300d8006b002100d30042">
        <DigestMethod Algorithm="http://www.w3.org/2000/09/xmldsig#sha1"/>
        <DigestValue>RGxIVtduW9Uki6VlCXdMl9XJFOo=</DigestValue>
      </Reference>
    </SignedInfo>
    <SignatureValue>UY/VPKR3AibtNj69GlHnxPynPoo6y3PWsEBwQdPhnttmgN86QVuuRrD9/yDQyIvE
v+j3owZwzPSE4FUonD27hNs0ZpjH4nJz+mXraVUsT5GYkj1Jna4n4i98Umyh+2qR
W3u8t1h/1YkLrvdu5cn2M4cfKLYSQQdkwm+Fd5Vhhpg=</SignatureValue>
    <KeyInfo>
      <X509Data>
        <X509IssuerSerial>
          <X509IssuerName>CN=Root 11, OU=Development, O=OpenOffice.org, ST=Hamburg, C=DE</X509IssuerName>
          <X509SerialNumber>2435270972</X509SerialNumber>
        </X509IssuerSerial>
        <X509Certificate>MIICaDCCAdGgAwIBAgIFAJEnSTwwDQYJKoZIhvcNAQEFBQAwYDELMAkGA1UEBhMC
REUxEDAOBgNVBAgTB0hhbWJ1cmcxFzAVBgNVBAoTDk9wZW5PZmZpY2Uub3JnMRQw
EgYDVQQLEwtEZXZlbG9wbWVudDEQMA4GA1UEAxMHUm9vdCAxMTAeFw0xMDA2MTcx
NDAyMjdaFw0xMDA5MTcxNDAyMjdaMIGPMQswCQYDVQQGEwJERTEQMA4GA1UECBMH
SGFtYnVyZzEXMBUGA1UEChMOT3Blbk9mZmljZS5vcmcxFDASBgNVBAsTC0RldmVs
b3BtZW50MT8wDQYDVQQDEwZVc2VyMzMwEgYKCZImiZPyLGQBARMEMzQ1NjAaBgkq
hkiG9w0BCQEWDXRlc3RAdGVzdC5vcmcwgZ8wDQYJKoZIhvcNAQEBBQADgY0AMIGJ
AoGBAJ4vpSXtRqkg0UgmEgNEmAUPsj+BtUnDhRrM7xxLHrB1RMzTmfTo45Bc848S
rnV3+dns16l6/dNLMpoB8URXGkPaFN1AVZ9PmE/n6+s8np0WLlIqnK5o33csQi9a
7pO/xmdMnf64NToQe5O7awoKGi3QiEb4LlDhYH9q9D3ZGQFXAgMBAAEwDQYJKoZI
hvcNAQEFBQADgYEADtsAprYjX0hGJEngu8dXTH51I/MHi+2FpG6jNGIr7/Sq7w60
MAMFohxhhSQYAHIRf0dNLyoh9IOK72ktIcZII1YIjL5LujZ5SC5vuzf4dpXarrHJ
1b8KOGu2Ia/vFsYfSefRQB45aY6XL1hKKX1HAbcdU1ZIlGOKyMgmtkQv848=</X509Certificate>
      </X509Data>
    </KeyInfo>
    <Object>
      <SignatureProperties>
        <SignatureProperty Id="ID_00a8008900b9006600f100cc004c004f00a50041003300d8006b002100d30042" Target="#ID_00e900f900330006005a0014004700060091002d007c003d00a7000800ee0050">
          <dc:date xmlns:dc="http://purl.org/dc/elements/1.1/">2010-06-18T13:04:02,95</dc:date>
        </SignatureProperty>
      </SignatureProperties>
    </Object>
  </Signature>
</document-signatures>
</file>